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d9ef6" officeooo:paragraph-rsid="001d9ef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officeooo:rsid="001e9ea1" officeooo:paragraph-rsid="001e9ea1"/>
    </style:style>
    <style:style style:name="P6" style:family="paragraph" style:parent-style-name="Table_20_Contents">
      <style:text-properties officeooo:paragraph-rsid="00208c77"/>
    </style:style>
    <style:style style:name="P7" style:family="paragraph" style:parent-style-name="Azione_20_attore">
      <style:text-properties officeooo:rsid="001d9ef6" officeooo:paragraph-rsid="001e9ea1"/>
    </style:style>
    <style:style style:name="P8" style:family="paragraph" style:parent-style-name="Azione_20_attore">
      <style:text-properties officeooo:rsid="001d9ef6" officeooo:paragraph-rsid="001d9ef6"/>
    </style:style>
    <style:style style:name="P9" style:family="paragraph" style:parent-style-name="Azione_20_sistema">
      <style:text-properties officeooo:rsid="001d9ef6" officeooo:paragraph-rsid="001e9ea1"/>
    </style:style>
    <style:style style:name="P10" style:family="paragraph" style:parent-style-name="Azione_20_sistema">
      <style:text-properties officeooo:rsid="001d9ef6" officeooo:paragraph-rsid="001d9ef6"/>
    </style:style>
    <style:style style:name="T1" style:family="text">
      <style:text-properties officeooo:rsid="001d9ef6"/>
    </style:style>
    <style:style style:name="T2" style:family="text">
      <style:text-properties officeooo:rsid="001e9e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8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argomenti su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4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forum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615668" text:style-name="Numerazione_20_UC">
              <text:list-item text:start-value="1">
                <text:p text:style-name="P7">L'utente digita un termine nella barra di ricerca</text:p>
                <text:p text:style-name="P9"/>
              </text:list-item>
              <text:list-item>
                <text:p text:style-name="P7"><text:span text:style-name="T2">L'utente</text:span> <text:span text:style-name="T2">avvia la ricerca</text:span></text:p>
                <text:p text:style-name="P10"/>
              </text:list-item>
              <text:list-item>
                <text:p text:style-name="P10">Il sistema esegue la ricerca e genera la pagina <text:span text:style-name="T2">con la lista dei risultati</text:span></text:p>
                <text:p text:style-name="P8"/>
              </text:list-item>
              <text:list-item>
                <text:p text:style-name="P8">L'utente visualizza la pagina (include <text:span text:style-name="T3">Visualizza lista argomenti</text:span>)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1">E</text:span>xit condition</text:p>
          </table:table-cell>
          <table:table-cell table:style-name="Tabella33.B2" office:value-type="string">
            <text:p text:style-name="P2">L'utente <text:span text:style-name="T2">effettua la ricerca e il sistema gli comunica l'eventuale risultato di essa.</text:span></text:p>
            <text:p text:style-name="P2">L'utente ha annullato la ricer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 risultati della ricerca vengono visualizzati entro 4 secondi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56:55.08</meta:creation-date>
    <meta:editing-duration>P0D</meta:editing-duration>
    <meta:editing-cycles>4</meta:editing-cycles>
    <meta:generator>LibreOffice/3.6$Windows_x86 LibreOffice_project/da8c1e6-fd468f4-454e206-f42a4a9-143cfd</meta:generator>
    <dc:date>2012-10-20T01:46:58.34</dc:date>
    <meta:document-statistic meta:table-count="1" meta:image-count="0" meta:object-count="0" meta:page-count="1" meta:paragraph-count="20" meta:word-count="121" meta:character-count="768" meta:non-whitespace-character-count="671"/>
  </office:meta>
</office:document-meta>
</file>